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2b2b2" draw:textarea-horizontal-align="justify" draw:textarea-vertical-align="middle" draw:auto-grow-height="false" fo:min-height="0.766cm" fo:min-width="19.0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5.088cm"/>
      <style:paragraph-properties style:writing-mode="lr-tb"/>
    </style:style>
    <style:style style:name="gr3" style:family="graphic" style:parent-style-name="standard">
      <style:graphic-properties svg:stroke-color="#000000" draw:fill-color="#d4ea6b" draw:textarea-horizontal-align="justify" draw:textarea-vertical-align="middle" draw:auto-grow-height="false" fo:min-height="1.528cm" fo:min-width="5.08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1.401cm" fo:min-width="5.8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5.596cm"/>
      <style:paragraph-properties style:writing-mode="lr-tb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0.512cm" fo:min-width="5.215cm"/>
      <style:paragraph-properties style:writing-mode="lr-tb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0.639cm" fo:min-width="5.342cm"/>
      <style:paragraph-properties style:writing-mode="lr-tb"/>
    </style:style>
    <style:style style:name="gr9" style:family="graphic" style:parent-style-name="standard">
      <style:graphic-properties svg:stroke-color="#000000" draw:fill-color="#ffd7d7" draw:textarea-horizontal-align="justify" draw:textarea-vertical-align="middle" draw:auto-grow-height="false" fo:min-height="1.274cm" fo:min-width="4.5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d4ea6b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-color="#ffd7d7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1.016cm" svg:x="1cm" svg:y="1.381cm">
          <text:p text:style-name="P1">CASO 3: NO QUEDAN REGALO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1.778cm" svg:x="1.889cm" svg:y="3.286cm">
          <text:p text:style-name="P1">LÍD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88cm" svg:height="1.778cm" svg:x="1.762cm" svg:y="11.668cm">
          <text:p text:style-name="P1">BATALLÓN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429cm" svg:y1="5.064cm" svg:x2="4.429cm" svg:y2="11.668cm">
          <text:p/>
        </draw:line>
        <draw:custom-shape draw:style-name="gr5" draw:text-style-name="P5" draw:layer="layout" svg:width="6.35cm" svg:height="1.651cm" svg:x="1.254cm" svg:y="7.096cm">
          <text:p text:style-name="P1">elvesChan ← 0</text:p>
          <text:p text:style-name="P1">Terminamo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096cm" svg:height="1.778cm" svg:x="11.033cm" svg:y="16.875cm">
          <text:p text:style-name="P1">SANTA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604cm" svg:y1="4.302cm" svg:x2="13.827cm" svg:y2="16.748cm">
          <text:p/>
        </draw:line>
        <draw:custom-shape draw:style-name="gr5" draw:text-style-name="P5" draw:layer="layout" svg:width="6.35cm" svg:height="1.651cm" svg:x="9.001cm" svg:y="11.922cm">
          <text:p text:style-name="P1">leadersChan ← 0</text:p>
          <text:p text:style-name="P1">Terminamos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35cm" svg:height="1.651cm" svg:x="7.985cm" svg:y="9.382cm">
          <text:p text:style-name="P1">alert == 2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15cm" svg:height="0.762cm" svg:x="5.953cm" svg:y="5.699cm">
          <text:p text:style-name="P1">santasBed.Lock()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842cm" svg:height="0.889cm" svg:x="10.525cm" svg:y="15.224cm">
          <text:p text:style-name="P1">santasBed.Unlock()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08cm" svg:height="1.524cm" svg:x="1.762cm" svg:y="18.018cm">
          <text:p text:style-name="P1">FIN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302cm" svg:y1="13.446cm" svg:x2="4.302cm" svg:y2="18.01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7:35:59.432130648</meta:creation-date>
    <dc:date>2022-01-14T17:50:09.030281548</dc:date>
    <meta:editing-duration>PT14M7S</meta:editing-duration>
    <meta:editing-cycles>8</meta:editing-cycles>
    <meta:generator>LibreOffice/6.4.7.2$Linux_X86_64 LibreOffice_project/40$Build-2</meta:generator>
    <meta:document-statistic meta:object-count="13"/>
  </office:meta>
</office:document-meta>
</file>